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4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10"/></text:span><text:span text:style-name="T3"><text:s/></text:span><text:span text:style-name="T4">Glossári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4:00Z</meta:creation-date>
    <dc:date>2015-11-17T23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0" meta:row-count="1" meta:non-whitespace-character-count="18"/>
  </office:meta>
</office:document-meta>
</file>